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3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0">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56" draw:master-page-name="Master1-Layout1-title-Title-Slide" presentation:presentation-page-layout-name="Master1-PPL1" draw:id="Slide-256">
        <draw:frame draw:id="id63" presentation:style-name="a359" draw:name="Title 1" svg:x="1.66667in" svg:y="1.22743in" svg:width="10in" svg:height="2.61111in" presentation:class="title" presentation:placeholder="false">
          <draw:text-box>
            <text:p text:style-name="a358" text:class-names="" text:cond-style-name=""><text:span text:style-name="a357" text:class-names="">WHAT IS ZERO-TRUST MODEL?<text:line-break/></text:span></text:p>
          </draw:text-box>
          <svg:title/>
          <svg:desc/>
        </draw:frame>
        <draw:frame draw:id="id64" presentation:style-name="a364" draw:name="Subtitle 2" svg:x="1.66667in" svg:y="3.93924in" svg:width="10in" svg:height="1.81076in" presentation:class="subtitle" presentation:placeholder="false">
          <draw:text-box>
            <text:p text:style-name="a363" text:class-names="" text:cond-style-name=""><text:span text:style-name="a360" text:class-names="">Zero Trust<text:s text:c="1"/></text:span><text:span text:style-name="a361" text:class-names="">assumes that<text:s text:c="1"/></text:span><text:span text:style-name="a362" text:class-names="">everything is on an open and untrusted network, even resources behind the firewalls of the corporate network. The Zero Trust model operates on the principle of “trust no one, verify everything.”</text:span></text:p>
          </draw:text-box>
          <svg:title/>
          <svg:desc/>
        </draw:frame>
      </draw:page>
      <draw:page draw:name="Slide3" draw:style-name="a365" draw:master-page-name="Master1-Layout2-obj-Title-and-Content" presentation:presentation-page-layout-name="Master1-PPL2" draw:id="Slide-258">
        <draw:frame draw:id="id65" presentation:style-name="a366" draw:name="Title 1" svg:x="0.91667in" svg:y="0.39931in" svg:width="11.5in" svg:height="1.44965in" presentation:class="title" presentation:placeholder="true">
          <draw:text-box/>
          <svg:title/>
          <svg:desc/>
        </draw:frame>
        <draw:frame draw:id="id66" presentation:style-name="a376" draw:name="Content Placeholder 2" svg:x="0.91667in" svg:y="1.99653in" svg:width="11.5in" svg:height="4.75868in" presentation:class="outline" presentation:placeholder="false">
          <draw:text-box>
            <text:list text:style-name="a369">
              <text:list-item>
                <text:p text:style-name="a368" text:class-names="" text:cond-style-name=""><text:span text:style-name="a367" text:class-names="">In practice, this means that we no longer assume that a password is sufficient to validate a user but add multi-factor authentication to provide additional checks. Instead of granting access to all devices on the corporate network, users are allowed access only to the specific applications or data that they need.</text:span></text:p>
              </text:list-item>
            </text:list>
            <text:list text:style-name="a372">
              <text:list-item>
                <text:p text:style-name="a371" text:class-names="" text:cond-style-name=""><text:span text:style-name="a370" text:class-names=""/></text:p>
              </text:list-item>
            </text:list>
            <text:list text:style-name="a375">
              <text:list-item>
                <text:p text:style-name="a374" text:class-names="" text:cond-style-name=""><text:span text:style-name="a373" text:class-names=""/></text:p>
              </text:list-item>
            </text:list>
          </draw:text-box>
          <svg:title/>
          <svg:desc/>
        </draw:frame>
      </draw:page>
      <draw:page draw:name="Slide2" draw:style-name="a377" draw:master-page-name="Master1-Layout2-obj-Title-and-Content" presentation:presentation-page-layout-name="Master1-PPL2" draw:id="Slide-257">
        <draw:frame draw:id="id67" presentation:style-name="a383" draw:name="Title 1" svg:x="0.91667in" svg:y="0.39931in" svg:width="11.5in" svg:height="1.44965in" presentation:class="title" presentation:placeholder="false">
          <draw:text-box>
            <text:p text:style-name="a382" text:class-names="" text:cond-style-name=""><text:span text:style-name="a378" text:class-names="">Why do they believe in<text:s text:c="1"/></text:span><text:span text:style-name="a379" text:class-names="">Z</text:span><text:span text:style-name="a380" text:class-names="">ero-trust model?</text:span><text:span text:style-name="a381" text:class-names=""/></text:p>
          </draw:text-box>
          <svg:title/>
          <svg:desc/>
        </draw:frame>
        <draw:frame draw:id="id68" presentation:style-name="a390" draw:name="Content Placeholder 2" svg:x="0.91667in" svg:y="1.99653in" svg:width="11.5in" svg:height="4.75868in" presentation:class="outline" presentation:placeholder="false">
          <draw:text-box>
            <text:list text:style-name="a386">
              <text:list-item>
                <text:p text:style-name="a385" text:class-names="" text:cond-style-name=""><text:span text:style-name="a384" text:class-names="">Attackers’ ability to bypass conventional access controls is ending any illusion that traditional security strategies are sufficient. By no longer trusting the integrity of the corporate network, security is strengthened.</text:span></text:p>
              </text:list-item>
            </text:list>
            <text:list text:style-name="a389">
              <text:list-item>
                <text:p text:style-name="a388" text:class-names="" text:cond-style-name=""><text:span text:style-name="a387" text:class-names=""/></text:p>
              </text:list-item>
            </text:list>
          </draw:text-box>
          <svg:title/>
          <svg:desc/>
        </draw:frame>
      </draw:page>
      <draw:page draw:name="Slide5" draw:style-name="a391" draw:master-page-name="Master1-Layout2-obj-Title-and-Content" presentation:presentation-page-layout-name="Master1-PPL2" draw:id="Slide-260">
        <draw:frame draw:id="id69" presentation:style-name="a392" draw:name="Title 1" svg:x="0.91667in" svg:y="0.39931in" svg:width="11.5in" svg:height="1.44965in" presentation:class="title" presentation:placeholder="true">
          <draw:text-box/>
          <svg:title/>
          <svg:desc/>
        </draw:frame>
        <draw:frame draw:id="id70" presentation:style-name="a401" draw:name="Content Placeholder 2" svg:x="0.91667in" svg:y="1.99653in" svg:width="11.5in" svg:height="4.75868in" presentation:class="outline" presentation:placeholder="false">
          <draw:text-box>
            <text:list text:style-name="a400">
              <text:list-item>
                <text:p text:style-name="a399" text:class-names="" text:cond-style-name=""><text:span text:style-name="a393" text:class-names=""><text:s text:c="1"/>It is not unique to only azure but<text:s text:c="1"/></text:span><text:span text:style-name="a394" text:class-names="">aws</text:span><text:span text:style-name="a395" text:class-names=""><text:s text:c="1"/>and<text:s text:c="1"/></text:span><text:span text:style-name="a396" text:class-names="">gcp</text:span><text:span text:style-name="a397" text:class-names=""><text:s text:c="1"/>they also have their 0-trust models. But here we will be talking about azure 0 trust model only.</text:span><text:span text:style-name="a398" text:class-names=""/></text:p>
              </text:list-item>
            </text:list>
          </draw:text-box>
          <svg:title/>
          <svg:desc/>
        </draw:frame>
      </draw:page>
      <draw:page draw:name="Slide4" draw:style-name="a402" draw:master-page-name="Master1-Layout2-obj-Title-and-Content" presentation:presentation-page-layout-name="Master1-PPL2" draw:id="Slide-259">
        <draw:frame draw:id="id71" presentation:style-name="a403" draw:name="Title 1" svg:x="0.91667in" svg:y="0.39931in" svg:width="11.5in" svg:height="1.44965in" presentation:class="title" presentation:placeholder="true">
          <draw:text-box/>
          <svg:title/>
          <svg:desc/>
        </draw:frame>
        <draw:frame draw:id="id72" presentation:style-name="a408" draw:name="Content Placeholder 2" svg:x="0.91667in" svg:y="1.99653in" svg:width="11.5in" svg:height="4.75868in" presentation:class="outline" presentation:placeholder="false">
          <draw:text-box>
            <text:list text:style-name="a407">
              <text:list-item>
                <text:p text:style-name="a406" text:class-names="" text:cond-style-name=""><text:span text:style-name="a404" text:class-names="">A security strategy that employs the three principles of the Zero Trust model across the six foundational pillars helps companies deliver and enforce security across their organization.</text:span><text:span text:style-name="a40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8/08/2023</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08/08/2023</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08/08/2023</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08/08/2023</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08/08/2023</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08/08/2023</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08/08/2023</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08/08/2023</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08/08/2023</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08/08/2023</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08/08/2023</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08/08/2023</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WHAT IS ZERO-TRUST MODEL?</dc:title>
    <meta:initial-creator>Nimesh Shah</meta:initial-creator>
    <dc:creator>Nimesh Shah</dc:creator>
    <meta:creation-date>2023-08-08T08:29:29Z</meta:creation-date>
    <dc:date>2023-08-08T13:28:40Z</dc:date>
    <meta:editing-cycles>5</meta:editing-cycles>
    <meta:editing-duration>PT16883S</meta:editing-duration>
    <meta:document-statistic meta:paragraph-count="7" meta:word-count="203"/>
  </office:meta>
</office:document-meta>
</file>